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Text_20_body">
      <style:text-properties officeooo:rsid="000cd121" officeooo:paragraph-rsid="000cd121"/>
    </style:style>
    <style:style style:name="P3" style:family="paragraph" style:parent-style-name="Text_20_body">
      <style:text-properties officeooo:rsid="000ceabe" officeooo:paragraph-rsid="000cea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eab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LINOMIO DE DIRECCIONAMIENTO MATRIZ CUBO</text:h>
      <text:p text:style-name="P2">Para determinar el polinomio de direccionamiento de un arreglo tridimensional donde <text:span text:style-name="T1">se almacene primero la segunda dimensión, después la primera y al último la tercera</text:span> es necesario acomodar de forma pertinente las variables en el polinomio de direccionamiento.</text:p>
      <text:p text:style-name="P2">La fórmula del polinomio de direccionamiento depende del <text:span text:style-name="Strong_20_Emphasis">orden de almacenamiento</text:span> de la matriz en memoria (ya sea <text:span text:style-name="Strong_20_Emphasis">filas </text:span>o <text:span text:style-name="Strong_20_Emphasis">columnas</text:span>). <text:span text:style-name="T2">Si se entiende a la segunda dimensión se refiere a las columnas entonces se estaría ocupando un polinomio de direccionamiento denominado como orden de columna mayor donde los elementos se almacenan por columnas en el arreglo unidimensional de memoria.</text:span></text:p>
      <text:p text:style-name="P2">Sea:</text:p>
      <text:p text:style-name="P3">EL arreglo A (3x2x4), para encontrar la dirección del elemento A[2][2][1] es necesario usar el siguiente polinomio de direccionamiento:</text:p>
      <text:p text:style-name="P3"><draw:frame draw:style-name="fr1" draw:name="Objeto1" text:anchor-type="as-char" svg:y="-0.386cm" svg:width="8.5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Donde: </text:p>
      <text:p text:style-name="P3">DirA = Dirección inicial del arreglo.</text:p>
      <text:p text:style-name="P3">i = índice de filas.</text:p>
      <text:p text:style-name="P3">j = índice de columnas.</text:p>
      <text:p text:style-name="P3">k = índice de profundidad.</text:p>
      <text:p text:style-name="P3">I = número de filas.</text:p>
      <text:p text:style-name="P3">J = número de columnas.</text:p>
      <text:p text:style-name="P3">K = número de profundidad.</text:p>
      <text:p text:style-name="P3">T = tamaño del tipo de dato.</text:p>
      <text:p text:style-name="P3">Si se busca la dirección del elemento A[2][2][1], entonces el polinomio de direccionamiento queda como:</text:p>
      <text:p text:style-name="P3"><draw:frame draw:style-name="fr1" draw:name="Objeto2" text:anchor-type="as-char" svg:y="-0.386cm" svg:width="8.518cm" svg:height="0.50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><draw:frame draw:style-name="fr1" draw:name="Objeto3" text:anchor-type="as-char" svg:y="-0.386cm" svg:width="6.47cm" svg:height="0.50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><draw:frame draw:style-name="fr1" draw:name="Objeto4" text:anchor-type="as-char" svg:y="-0.386cm" svg:width="5.371cm" svg:height="0.50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h text:style-name="Heading_20_4" text:outline-level="4">REFERENCIAS</text:h>
      <text:p text:style-name="Standard"/>
      <text:p text:style-name="Quotations"><text:a xlink:type="simple" xlink:href="https://www.youtube.com/watch?v=fiJw37kTAko" text:style-name="Internet_20_link" text:visited-style-name="Visited_20_Internet_20_Link">https://www.youtube.com/watch?v=fiJw37kTAko</text:a></text:p>
      <text:p text:style-name="Quotations">https://icarus.cs.weber.edu/~dab/cs1410/textbook/7.Arrays/row_major.ht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1:17:48.036387290</meta:creation-date>
    <dc:date>2025-01-21T00:02:10.080586290</dc:date>
    <meta:editing-duration>PT2H44M21S</meta:editing-duration>
    <meta:editing-cycles>2</meta:editing-cycles>
    <meta:generator>LibreOffice/7.4.7.2$Linux_X86_64 LibreOffice_project/40$Build-2</meta:generator>
    <meta:document-statistic meta:table-count="0" meta:image-count="0" meta:object-count="4" meta:page-count="1" meta:paragraph-count="22" meta:word-count="219" meta:character-count="1500" meta:non-whitespace-character-count="1300"/>
  </office:meta>
</office:document-meta>
</file>

<file path=Object 1/content.xml><?xml version="1.0" encoding="utf-8"?>
<math xmlns="http://www.w3.org/1998/Math/MathML" display="block">
  <semantics>
    <mrow>
      <mi mathvariant="italic">PD</mi>
      <mrow>
        <mrow>
          <mo fence="true" form="prefix" stretchy="false">(</mo>
          <mrow>
            <mrow>
              <mi>A</mi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row>
                <mo fence="true" form="prefix" stretchy="false">[</mo>
                <mrow>
                  <mi>j</mi>
                </mrow>
                <mo fence="true" form="postfix" stretchy="false">]</mo>
              </mrow>
              <mrow>
                <mo fence="true" form="prefix" stretchy="false">[</mo>
                <mrow>
                  <mi>k</mi>
                </mrow>
                <mo fence="true" form="postfix" stretchy="false">]</mo>
              </mrow>
            </mrow>
          </mrow>
          <mo fence="true" form="postfix" stretchy="false">)</mo>
        </mrow>
        <mo stretchy="false">=</mo>
        <mrow>
          <mi mathvariant="italic">DirA</mi>
          <mo stretchy="false">+</mo>
          <mrow>
            <mrow>
              <mo fence="true" form="prefix" stretchy="false">[</mo>
              <mrow>
                <mrow>
                  <mrow>
                    <mo fence="true" form="prefix" stretchy="false">(</mo>
                    <mrow>
                      <mrow>
                        <mi>i</mi>
                        <mo stretchy="false">∗</mo>
                        <mi>J</mi>
                        <mo stretchy="false">∗</mo>
                        <mi>K</mi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i>j</mi>
                        <mo stretchy="false">∗</mo>
                        <mi>J</mi>
                      </mrow>
                    </mrow>
                    <mo fence="true" form="postfix" stretchy="false">)</mo>
                  </mrow>
                  <mo stretchy="false">+</mo>
                  <mi>k</mi>
                </mrow>
              </mrow>
              <mo fence="true" form="postfix" stretchy="false">]</mo>
            </mrow>
            <mo stretchy="false">∗</mo>
            <mi>T</mi>
          </mrow>
        </mrow>
      </mrow>
    </mrow>
    <annotation encoding="StarMath 5.0">PD(A[i][j][k]) = DirA + [(i*J*K)+(j*J)+k] * T
</annotation>
  </semantics>
</math>
</file>

<file path=Object 2/content.xml><?xml version="1.0" encoding="utf-8"?>
<math xmlns="http://www.w3.org/1998/Math/MathML" display="block">
  <semantics>
    <mrow>
      <mi mathvariant="italic">PD</mi>
      <mrow>
        <mrow>
          <mo fence="true" form="prefix" stretchy="false">(</mo>
          <mrow>
            <mrow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</mrow>
          </mrow>
          <mo fence="true" form="postfix" stretchy="false">)</mo>
        </mrow>
        <mo stretchy="false">=</mo>
        <mrow>
          <mi mathvariant="italic">DirA</mi>
          <mo stretchy="false">+</mo>
          <mrow>
            <mrow>
              <mo fence="true" form="prefix" stretchy="false">[</mo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∗</mo>
                        <mn>2</mn>
                        <mo stretchy="false">∗</mo>
                        <mn>4</mn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n>2</mn>
                        <mo stretchy="false">∗</mo>
                        <mn>2</mn>
                      </mrow>
                    </mrow>
                    <mo fence="true" form="postfix" stretchy="false">)</mo>
                  </mrow>
                  <mo stretchy="false">+</mo>
                  <mn>1</mn>
                </mrow>
              </mrow>
              <mo fence="true" form="postfix" stretchy="false">]</mo>
            </mrow>
            <mo stretchy="false">∗</mo>
            <mi>T</mi>
          </mrow>
        </mrow>
      </mrow>
    </mrow>
    <annotation encoding="StarMath 5.0">PD(A[2][2][1]) = DirA + [(1*2*4)+(2*2)+1] * T
</annotation>
  </semantics>
</math>
</file>

<file path=Object 3/content.xml><?xml version="1.0" encoding="utf-8"?>
<math xmlns="http://www.w3.org/1998/Math/MathML" display="block">
  <semantics>
    <mrow>
      <mi mathvariant="italic">PD</mi>
      <mrow>
        <mrow>
          <mo fence="true" form="prefix" stretchy="false">(</mo>
          <mrow>
            <mrow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</mrow>
          </mrow>
          <mo fence="true" form="postfix" stretchy="false">)</mo>
        </mrow>
        <mo stretchy="false">=</mo>
        <mrow>
          <mi mathvariant="italic">DirA</mi>
          <mo stretchy="false">+</mo>
          <mrow>
            <mrow>
              <mo fence="true" form="prefix" stretchy="false">[</mo>
              <mrow>
                <mrow>
                  <mn>8</mn>
                  <mo stretchy="false">+</mo>
                  <mn>4</mn>
                  <mo stretchy="false">+</mo>
                  <mn>1</mn>
                </mrow>
              </mrow>
              <mo fence="true" form="postfix" stretchy="false">]</mo>
            </mrow>
            <mo stretchy="false">∗</mo>
            <mi>T</mi>
          </mrow>
        </mrow>
      </mrow>
    </mrow>
    <annotation encoding="StarMath 5.0">PD(A[2][2][1]) = DirA + [8+4+1] * T
</annotation>
  </semantics>
</math>
</file>

<file path=Object 4/content.xml><?xml version="1.0" encoding="utf-8"?>
<math xmlns="http://www.w3.org/1998/Math/MathML" display="block">
  <semantics>
    <mrow>
      <mi mathvariant="italic">PD</mi>
      <mrow>
        <mrow>
          <mo fence="true" form="prefix" stretchy="false">(</mo>
          <mrow>
            <mrow>
              <mi>A</mi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2</mn>
                </mrow>
                <mo fence="true" form="postfix" stretchy="false">]</mo>
              </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</mrow>
          </mrow>
          <mo fence="true" form="postfix" stretchy="false">)</mo>
        </mrow>
        <mo stretchy="false">=</mo>
        <mrow>
          <mi mathvariant="italic">DirA</mi>
          <mo stretchy="false">+</mo>
          <mrow>
            <mn>13</mn>
            <mo stretchy="false">∗</mo>
            <mi>T</mi>
          </mrow>
        </mrow>
      </mrow>
    </mrow>
    <annotation encoding="StarMath 5.0">PD(A[2][2][1]) = DirA + 13 * T
</annotation>
  </semantics>
</math>
</file>